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Roboto" svg:font-family="Roboto, Noto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monospace" svg:font-family="monospace"/>
    <style:font-face style:name="monospace1" svg:font-family="monospace, Consolas, 'Courier New', monospace"/>
  </office:font-face-decls>
  <office:automatic-styles>
    <style:style style:name="Table1" style:family="table" style:master-page-name="">
      <style:table-properties style:width="16.492cm" fo:margin-left="0.009cm" fo:margin-top="0cm" fo:margin-bottom="0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3.519cm"/>
    </style:style>
    <style:style style:name="Table1.C" style:family="table-column">
      <style:table-column-properties style:column-width="3.069cm"/>
    </style:style>
    <style:style style:name="Table1.D" style:family="table-column">
      <style:table-column-properties style:column-width="2.394cm"/>
    </style:style>
    <style:style style:name="Table1.E" style:family="table-column">
      <style:table-column-properties style:column-width="3.99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fo:padding-left="0.191cm" fo:padding-right="0.191cm" fo:padding-top="0cm" fo:padding-bottom="0cm" fo:border="0.5pt solid #000000" style:writing-mode="lr-tb"/>
    </style:style>
    <style:style style:name="Table1.10" style:family="table-row">
      <style:table-row-properties fo:background-color="transparent" fo:keep-together="auto">
        <style:background-image/>
      </style:table-row-properties>
    </style:style>
    <style:style style:name="Table1.C10" style:family="table-cell">
      <style:table-cell-properties style:vertical-align="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P1" style:family="paragraph" style:parent-style-name="Heading_20_3">
      <style:paragraph-properties fo:margin-top="0cm" fo:margin-bottom="0cm" style:contextual-spacing="false" fo:line-height="100%" fo:text-align="start" style:justify-single-word="false" fo:orphans="2" fo:widows="2"/>
      <style:text-properties fo:font-variant="normal" fo:text-transform="none" fo:color="#212121" loext:opacity="100%" style:font-name="Arial1" fo:font-size="11pt" fo:letter-spacing="normal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" style:family="paragraph" style:parent-style-name="Heading_20_3">
      <style:paragraph-properties fo:margin-top="0cm" fo:margin-bottom="0cm" style:contextual-spacing="false" fo:line-height="100%" fo:text-align="start" style:justify-single-word="false" fo:orphans="2" fo:widows="2"/>
      <style:text-properties fo:font-variant="normal" fo:text-transform="none" fo:color="#212121" loext:opacity="100%" style:font-name="Arial1" fo:font-size="11pt" fo:letter-spacing="normal" fo:language="en" fo:country="US" officeooo:paragraph-rsid="00336580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" style:family="paragraph" style:parent-style-name="Heading_20_3">
      <style:paragraph-properties fo:margin-top="0cm" fo:margin-bottom="0cm" style:contextual-spacing="false" fo:line-height="100%" fo:text-align="start" style:justify-single-word="false" fo:orphans="2" fo:widows="2"/>
      <style:text-properties fo:font-variant="normal" fo:text-transform="none" fo:color="#212121" loext:opacity="100%" style:font-name="Arial1" fo:font-size="11pt" fo:letter-spacing="normal" fo:language="en" fo:country="US" fo:font-style="normal" fo:font-weight="bold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4" style:family="paragraph" style:parent-style-name="Heading_20_3">
      <style:paragraph-properties fo:margin-top="0cm" fo:margin-bottom="0cm" style:contextual-spacing="false" fo:line-height="100%" fo:text-align="start" style:justify-single-word="false" fo:orphans="2" fo:widows="2"/>
      <style:text-properties fo:font-variant="normal" fo:text-transform="none" fo:color="#212121" loext:opacity="100%" style:font-name="Arial1" fo:font-size="11pt" fo:letter-spacing="normal" fo:language="en" fo:country="US" fo:font-style="normal" fo:font-weight="bold" officeooo:paragraph-rsid="003a1ab3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5" style:family="paragraph" style:parent-style-name="Heading_20_3">
      <style:paragraph-properties fo:margin-top="0cm" fo:margin-bottom="0cm" style:contextual-spacing="false" fo:line-height="100%" fo:text-align="start" style:justify-single-word="false" fo:orphans="2" fo:widows="2"/>
      <style:text-properties fo:font-variant="normal" fo:text-transform="none" fo:color="#212121" loext:opacity="100%" style:font-name="Arial1" fo:font-size="11pt" fo:letter-spacing="normal" fo:language="en" fo:country="US" fo:font-style="normal" fo:font-weight="bold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US" fo:font-weight="bold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000000" loext:opacity="100%" style:font-name="Arial1" fo:font-size="11pt" fo:language="en" fo:country="US" fo:font-weight="bold" officeooo:rsid="002b42b0" style:letter-kerning="false" fo:background-color="#fffffe" style:font-name-asian="Calibri1" style:font-size-asian="11pt" style:language-asian="en" style:country-asian="US" style:font-weight-asian="bold" style:font-name-complex="F" style:font-size-complex="11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000000" loext:opacity="100%" style:font-name="Arial1" fo:font-size="11pt" fo:language="en" fo:country="US" fo:font-weight="normal" style:letter-kerning="false" fo:background-color="#fffff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000000" loext:opacity="100%" style:font-name="Arial1" fo:font-size="11pt" fo:language="en" fo:country="US" fo:font-weight="normal" officeooo:rsid="002b42b0" officeooo:paragraph-rsid="002b42b0" style:letter-kerning="false" fo:background-color="#fffff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variant="normal" fo:text-transform="none" fo:color="#212121" loext:opacity="100%" style:font-name="Arial1" fo:font-size="11pt" fo:letter-spacing="normal" fo:language="en" fo:country="US" fo:font-style="normal" fo:font-weight="bold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1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1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Arial1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1" fo:font-size="11pt" fo:language="en" fo:country="US" officeooo:paragraph-rsid="0021d1d4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1" fo:font-size="11pt" fo:language="en" fo:country="US" officeooo:paragraph-rsid="0028a6d4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1" fo:font-size="11pt" fo:language="en" fo:country="US" officeooo:rsid="001e1e1b" officeooo:paragraph-rsid="001e1e1b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1" fo:font-size="11pt" fo:language="en" fo:country="US" officeooo:rsid="0015f072" officeooo:paragraph-rsid="0015f072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1" fo:font-size="11pt" fo:language="en" fo:country="US" officeooo:rsid="001fe678" officeooo:paragraph-rsid="001fe678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1" fo:font-size="11pt" fo:language="en" fo:country="US" officeooo:rsid="002f0f96" officeooo:paragraph-rsid="002f0f96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1" fo:font-size="11pt" fo:language="en" fo:country="US" officeooo:rsid="00356c8d" officeooo:paragraph-rsid="00356c8d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1" fo:font-size="11pt" fo:language="en" fo:country="US" fo:font-weight="bold" officeooo:rsid="001e1e1b" officeooo:paragraph-rsid="001e1e1b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1" fo:font-size="11pt" fo:language="en" fo:country="US" fo:font-weight="bold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1" fo:font-size="11pt" fo:language="en" fo:country="US" fo:font-weight="bold" officeooo:paragraph-rsid="002d7359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/>
    </style:style>
    <style:style style:name="P2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1" fo:font-size="11pt" fo:language="en" fo:country="US" fo:font-weight="bold" officeooo:paragraph-rsid="0030f5d4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/>
    </style:style>
    <style:style style:name="P2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1" fo:font-size="11pt" fo:language="en" fo:country="US" fo:font-weight="bold" officeooo:paragraph-rsid="003ce60e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/>
    </style:style>
    <style:style style:name="P2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1" fo:font-size="11pt" fo:language="en" fo:country="US" fo:font-weight="bold" officeooo:rsid="0016f181" officeooo:paragraph-rsid="0016f181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/>
    </style:style>
    <style:style style:name="P2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1" fo:font-size="11pt" fo:language="en" fo:country="US" fo:font-weight="bold" officeooo:rsid="001fe678" officeooo:paragraph-rsid="001fe678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/>
    </style:style>
    <style:style style:name="P2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1" fo:font-size="11pt" fo:language="en" fo:country="US" fo:font-weight="bold" officeooo:rsid="0024e2f8" officeooo:paragraph-rsid="0024e2f8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/>
    </style:style>
    <style:style style:name="P2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1" fo:font-size="11pt" fo:language="en" fo:country="US" fo:font-weight="bold" officeooo:rsid="002bc3b1" officeooo:paragraph-rsid="002bc3b1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/>
    </style:style>
    <style:style style:name="P3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1" fo:font-size="11pt" fo:language="en" fo:country="US" fo:font-weight="bold" officeooo:rsid="002f0f96" officeooo:paragraph-rsid="002f0f96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/>
    </style:style>
    <style:style style:name="P3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1" fo:font-size="11pt" fo:language="en" fo:country="US" fo:font-weight="bold" officeooo:rsid="00356c8d" officeooo:paragraph-rsid="00356c8d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/>
    </style:style>
    <style:style style:name="P3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1" fo:font-size="11pt" fo:language="en" fo:country="US" fo:font-weight="bold" officeooo:rsid="003a4c78" officeooo:paragraph-rsid="003a4c78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/>
    </style:style>
    <style:style style:name="P3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1" fo:font-size="11pt" fo:language="en" fo:country="US" fo:font-weight="bold" officeooo:rsid="003e4b08" officeooo:paragraph-rsid="003e4b08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/>
    </style:style>
    <style:style style:name="P3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1" fo:font-size="11pt" fo:language="en" fo:country="US" fo:font-weight="bold" officeooo:rsid="0050be17" officeooo:paragraph-rsid="0050be17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/>
    </style:style>
    <style:style style:name="P3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1" fo:font-size="11pt" fo:language="en" fo:country="US" fo:font-weight="bold" officeooo:rsid="0053c885" officeooo:paragraph-rsid="0053c885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/>
    </style:style>
    <style:style style:name="P36" style:family="paragraph" style:parent-style-name="Standard">
      <style:text-properties style:font-name="Arial1" fo:font-size="11pt" officeooo:paragraph-rsid="0012449f" style:font-size-asian="11pt" style:font-size-complex="11pt"/>
    </style:style>
    <style:style style:name="P37" style:family="paragraph" style:parent-style-name="Standard">
      <style:text-properties style:font-name="Arial1" fo:font-size="11pt" officeooo:paragraph-rsid="00437a00" style:font-size-asian="11pt" style:font-size-complex="11pt"/>
    </style:style>
    <style:style style:name="P38" style:family="paragraph" style:parent-style-name="Standard">
      <style:text-properties style:font-name="Arial1" fo:font-size="11pt" officeooo:rsid="0046bcb2" officeooo:paragraph-rsid="0046bcb2" style:font-size-asian="11pt" style:font-size-complex="11pt"/>
    </style:style>
    <style:style style:name="P39" style:family="paragraph" style:parent-style-name="Standard">
      <style:text-properties style:font-name="Arial1" fo:font-size="11pt" fo:font-weight="bold" style:font-size-asian="11pt" style:font-weight-asian="bold" style:font-size-complex="11pt"/>
    </style:style>
    <style:style style:name="P40" style:family="paragraph" style:parent-style-name="Standard">
      <style:text-properties officeooo:paragraph-rsid="0055aeb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8ecdc" style:font-weight-asian="bold"/>
    </style:style>
    <style:style style:name="T3" style:family="text">
      <style:text-properties fo:font-weight="bold" officeooo:rsid="001aebaf" style:font-weight-asian="bold"/>
    </style:style>
    <style:style style:name="T4" style:family="text">
      <style:text-properties fo:font-weight="bold" officeooo:rsid="001b6613" style:font-weight-asian="bold"/>
    </style:style>
    <style:style style:name="T5" style:family="text">
      <style:text-properties fo:font-weight="bold" officeooo:rsid="001d0dd9" style:font-weight-asian="bold"/>
    </style:style>
    <style:style style:name="T6" style:family="text">
      <style:text-properties fo:font-weight="bold" officeooo:rsid="001db37e" style:font-weight-asian="bold"/>
    </style:style>
    <style:style style:name="T7" style:family="text">
      <style:text-properties fo:font-weight="bold" officeooo:rsid="0021d1d4" style:font-weight-asian="bold"/>
    </style:style>
    <style:style style:name="T8" style:family="text">
      <style:text-properties fo:font-weight="bold" officeooo:rsid="0023a1b4" style:font-weight-asian="bold"/>
    </style:style>
    <style:style style:name="T9" style:family="text">
      <style:text-properties fo:font-weight="bold" officeooo:rsid="0026be6d" style:font-weight-asian="bold"/>
    </style:style>
    <style:style style:name="T10" style:family="text">
      <style:text-properties fo:font-weight="bold" officeooo:rsid="002790aa" style:font-weight-asian="bold"/>
    </style:style>
    <style:style style:name="T11" style:family="text">
      <style:text-properties fo:font-weight="bold" officeooo:rsid="002a9cd6" style:font-weight-asian="bold"/>
    </style:style>
    <style:style style:name="T12" style:family="text">
      <style:text-properties officeooo:rsid="0012449f"/>
    </style:style>
    <style:style style:name="T13" style:family="text">
      <style:text-properties fo:font-variant="normal" fo:text-transform="none" fo:color="#212121" loext:opacity="100%" style:font-name="monospace" fo:font-size="8.39999961853027pt" fo:letter-spacing="normal" fo:font-style="normal" fo:font-weight="normal"/>
    </style:style>
    <style:style style:name="T14" style:family="text">
      <style:text-properties fo:font-variant="normal" fo:text-transform="none" fo:color="#212121" loext:opacity="100%" style:font-name="monospace" fo:font-size="8.39999961853027pt" fo:letter-spacing="normal" fo:font-style="normal" fo:font-weight="normal" style:font-size-asian="10pt" style:font-size-complex="10pt"/>
    </style:style>
    <style:style style:name="T15" style:family="text">
      <style:text-properties fo:font-variant="normal" fo:text-transform="none" fo:color="#212121" loext:opacity="100%" fo:letter-spacing="normal" fo:font-style="normal"/>
    </style:style>
    <style:style style:name="T16" style:family="text">
      <style:text-properties fo:font-variant="normal" fo:text-transform="none" fo:color="#212121" loext:opacity="100%" fo:letter-spacing="normal" fo:font-style="normal" officeooo:rsid="001b6613"/>
    </style:style>
    <style:style style:name="T17" style:family="text">
      <style:text-properties fo:font-variant="normal" fo:text-transform="none" fo:color="#212121" loext:opacity="100%" fo:letter-spacing="normal" fo:font-style="normal" fo:font-weight="normal"/>
    </style:style>
    <style:style style:name="T18" style:family="text">
      <style:text-properties fo:font-variant="normal" fo:text-transform="none" fo:color="#212121" loext:opacity="100%" style:font-name="Arial1" fo:font-size="8.39999961853027pt" fo:letter-spacing="normal" fo:font-style="normal" fo:font-weight="normal"/>
    </style:style>
    <style:style style:name="T19" style:family="text">
      <style:text-properties fo:font-variant="normal" fo:text-transform="none" fo:color="#212121" loext:opacity="100%" style:font-name="Arial1" fo:font-size="8.39999961853027pt" fo:letter-spacing="normal" fo:font-style="normal" fo:font-weight="normal" style:font-size-asian="10pt" style:font-size-complex="10pt"/>
    </style:style>
    <style:style style:name="T20" style:family="text">
      <style:text-properties fo:font-variant="normal" fo:text-transform="none" fo:color="#212121" loext:opacity="100%" style:font-name="Arial1" fo:font-size="10pt" fo:letter-spacing="normal" fo:font-style="normal" fo:font-weight="normal" style:font-size-asian="10pt" style:font-size-complex="10pt"/>
    </style:style>
    <style:style style:name="T21" style:family="text">
      <style:text-properties fo:font-variant="normal" fo:text-transform="none" fo:color="#212121" loext:opacity="100%" style:font-name="Arial1" fo:font-size="11pt" fo:letter-spacing="normal" fo:font-style="normal" fo:font-weight="normal" style:font-size-asian="11pt" style:font-size-complex="11pt"/>
    </style:style>
    <style:style style:name="T22" style:family="text">
      <style:text-properties fo:font-variant="normal" fo:text-transform="none" fo:color="#212121" loext:opacity="100%" style:font-name="Arial1" fo:letter-spacing="normal" fo:font-style="normal" fo:font-weight="normal"/>
    </style:style>
    <style:style style:name="T23" style:family="text">
      <style:text-properties fo:font-variant="normal" fo:text-transform="none" fo:color="#212121" loext:opacity="100%" fo:font-size="11pt" fo:letter-spacing="normal" fo:font-style="normal" fo:font-weight="normal" style:font-size-asian="11pt" style:font-size-complex="11pt"/>
    </style:style>
    <style:style style:name="T24" style:family="text">
      <style:text-properties fo:font-variant="normal" fo:text-transform="none" fo:letter-spacing="normal" fo:font-style="normal"/>
    </style:style>
    <style:style style:name="T25" style:family="text">
      <style:text-properties fo:font-style="normal" fo:font-weight="bold" style:font-weight-asian="bold"/>
    </style:style>
    <style:style style:name="T26" style:family="text">
      <style:text-properties fo:font-style="normal" fo:font-weight="bold" officeooo:rsid="00336580" style:font-weight-asian="bold"/>
    </style:style>
    <style:style style:name="T27" style:family="text">
      <style:text-properties fo:font-style="normal" fo:font-weight="bold" officeooo:rsid="0033ccb7" style:font-weight-asian="bold"/>
    </style:style>
    <style:style style:name="T28" style:family="text">
      <style:text-properties officeooo:rsid="001d0dd9"/>
    </style:style>
    <style:style style:name="T29" style:family="text">
      <style:text-properties officeooo:rsid="0021d1d4"/>
    </style:style>
    <style:style style:name="T30" style:family="text">
      <style:text-properties style:font-name="Calibri" fo:font-size="11pt" fo:font-weight="bold" style:font-weight-asian="bold"/>
    </style:style>
    <style:style style:name="T31" style:family="text">
      <style:text-properties officeooo:rsid="002a9cd6"/>
    </style:style>
    <style:style style:name="T32" style:family="text">
      <style:text-properties officeooo:rsid="002c8aae"/>
    </style:style>
    <style:style style:name="T33" style:family="text">
      <style:text-properties officeooo:rsid="002e6265"/>
    </style:style>
    <style:style style:name="T34" style:family="text">
      <style:text-properties officeooo:rsid="0031f191"/>
    </style:style>
    <style:style style:name="T35" style:family="text">
      <style:text-properties officeooo:rsid="00382a55"/>
    </style:style>
    <style:style style:name="T36" style:family="text">
      <style:text-properties officeooo:rsid="003a1ab3"/>
    </style:style>
    <style:style style:name="T37" style:family="text">
      <style:text-properties officeooo:rsid="003ce60e"/>
    </style:style>
    <style:style style:name="T38" style:family="text">
      <style:text-properties style:font-name="Arial1"/>
    </style:style>
    <style:style style:name="T39" style:family="text">
      <style:text-properties style:font-name="Arial1" fo:font-size="10pt" style:font-size-asian="10pt" style:font-size-complex="10pt"/>
    </style:style>
    <style:style style:name="T40" style:family="text">
      <style:text-properties style:font-name="Arial1" fo:font-size="11pt" style:font-size-asian="11pt" style:font-size-complex="11pt"/>
    </style:style>
    <style:style style:name="T41" style:family="text">
      <style:text-properties officeooo:rsid="00488ec7"/>
    </style:style>
    <style:style style:name="T42" style:family="text">
      <style:text-properties officeooo:rsid="00489f98"/>
    </style:style>
    <style:style style:name="T43" style:family="text">
      <style:text-properties officeooo:rsid="004917f9"/>
    </style:style>
    <style:style style:name="T44" style:family="text">
      <style:text-properties fo:font-size="11pt" style:font-size-asian="11pt" style:font-size-complex="11pt"/>
    </style:style>
    <style:style style:name="T45" style:family="text">
      <style:text-properties fo:font-size="11pt" fo:font-weight="bold" style:font-weight-asian="bold"/>
    </style:style>
    <style:style style:name="T46" style:family="text">
      <style:text-properties officeooo:rsid="005597a2"/>
    </style:style>
    <style:style style:name="T47" style:family="text">
      <style:text-properties officeooo:rsid="0057df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1. Group Members :</text:p>
      <text:p text:style-name="P36"><text:s text:c="6"/><text:span text:style-name="T12">Madhusmita Paul</text:span> </text:p>
      <text:p text:style-name="P36">2. Problem Statement :</text:p>
      <text:p text:style-name="P36">As a data scientist at a home electronics company which manufactures state of the art smart televisions. You want to develop a cool feature in the smart-TV that can recognize five different gestures performed by the user which will help users control the TV without using a remote. The gestures are continuously monitored by the webcam mounted on the TV. </text:p>
      <text:p text:style-name="P36">Each gesture corresponds to a specific command: </text:p>
      <text:p text:style-name="P36"><text:s text:c="3"/>&gt;&gt; Thumbs up: Increase the volume </text:p>
      <text:p text:style-name="P36"><text:s text:c="3"/>&gt;&gt; Thumbs down: Decrease the volume</text:p>
      <text:p text:style-name="P36"><text:s text:c="3"/>&gt;&gt; Left swipe: 'Jump' backwards 10 seconds</text:p>
      <text:p text:style-name="P36"><text:s text:c="3"/>&gt;&gt; Right swipe: 'Jump' forward 10 seconds</text:p>
      <text:p text:style-name="P36"><text:s text:c="3"/>&gt;&gt; Stop: Pause the movie Each video is a sequence of 30 frames (or images). </text:p>
      <text:p text:style-name="P36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2"><text:span text:style-name="T1">Experiment Number</text:span></text:p>
          </table:table-cell>
          <table:table-cell table:style-name="Table1.B1" office:value-type="string">
            <text:p text:style-name="P21">Model Number</text:p>
          </table:table-cell>
          <table:table-cell table:style-name="Table1.B1" office:value-type="string">
            <text:p text:style-name="P12"><text:span text:style-name="T1">Model</text:span></text:p>
          </table:table-cell>
          <table:table-cell table:style-name="Table1.B1" office:value-type="string">
            <text:p text:style-name="P12"><text:span text:style-name="T1">Result </text:span></text:p>
          </table:table-cell>
          <table:table-cell table:style-name="Table1.B1" office:value-type="string">
            <text:p text:style-name="P12"><text:span text:style-name="T1">Decision + Explanation</text:span></text:p>
          </table:table-cell>
        </table:table-row>
        <table:table-row table:style-name="Table1.1">
          <table:table-cell table:style-name="Table1.A1" office:value-type="string">
            <text:p text:style-name="P16"><text:span text:style-name="T1">1</text:span></text:p>
          </table:table-cell>
          <table:table-cell table:style-name="Table1.B1" office:value-type="string">
            <text:p text:style-name="P21">Model0</text:p>
          </table:table-cell>
          <table:table-cell table:style-name="Table1.B1" office:value-type="string">
            <text:p text:style-name="P12"><text:span text:style-name="T1">Conv3D</text:span></text:p>
          </table:table-cell>
          <table:table-cell table:style-name="Table1.B1" office:value-type="string">
            <text:p text:style-name="P22"><text:span text:style-name="T24">ResourceExhaustedError</text:span><text:span text:style-name="T15">: failed to allocate memory [Op:Mul]</text:span> </text:p>
          </table:table-cell>
          <table:table-cell table:style-name="Table1.B1" office:value-type="string">
            <text:p text:style-name="P17"><text:span text:style-name="T3">Reduce</text:span><text:span text:style-name="T1"> number of trainable parameters/ </text:span><text:span text:style-name="T2">Reduce size of images</text:span></text:p>
          </table:table-cell>
        </table:table-row>
        <table:table-row table:style-name="Table1.1">
          <table:table-cell table:style-name="Table1.A1" office:value-type="string">
            <text:p text:style-name="P12"><text:span text:style-name="T1">2</text:span></text:p>
          </table:table-cell>
          <table:table-cell table:style-name="Table1.B1" office:value-type="string">
            <text:p text:style-name="P21">Model1</text:p>
          </table:table-cell>
          <table:table-cell table:style-name="Table1.B1" office:value-type="string">
            <text:p text:style-name="P12"><text:span text:style-name="T1">Conv3D</text:span></text:p>
          </table:table-cell>
          <table:table-cell table:style-name="Table1.B1" office:value-type="string">
            <text:p text:style-name="P26"><text:span text:style-name="T16">Train </text:span><text:span text:style-name="T15">accuracy: </text:span><text:span text:style-name="T16">17</text:span> %</text:p>
            <text:p text:style-name="P26"><text:span text:style-name="T15">val</text:span><text:span text:style-name="T16">idation </text:span><text:span text:style-name="T15">accuracy:</text:span><text:span text:style-name="T16">18%</text:span> </text:p>
          </table:table-cell>
          <table:table-cell table:style-name="Table1.B1" office:value-type="string">
            <text:p text:style-name="P13"><text:span text:style-name="T3">T</text:span><text:span text:style-name="T1">he model accuracy is very low. </text:span><text:span text:style-name="T3">W</text:span><text:span text:style-name="T1">ill increase the </text:span><text:span text:style-name="T3">number of layers and batch_size</text:span></text:p>
          </table:table-cell>
        </table:table-row>
        <table:table-row table:style-name="Table1.1">
          <table:table-cell table:style-name="Table1.A1" office:value-type="string">
            <text:p text:style-name="P12"><text:span text:style-name="T1">3</text:span></text:p>
          </table:table-cell>
          <table:table-cell table:style-name="Table1.B1" office:value-type="string">
            <text:p text:style-name="P21">Model2</text:p>
          </table:table-cell>
          <table:table-cell table:style-name="Table1.B1" office:value-type="string">
            <text:p text:style-name="P12"><text:span text:style-name="T1">Conv3D</text:span></text:p>
          </table:table-cell>
          <table:table-cell table:style-name="Table1.B1" office:value-type="string">
            <text:p text:style-name="P12"><text:span text:style-name="T7">Train </text:span><text:span text:style-name="T1">a</text:span><text:span text:style-name="T5">c</text:span><text:span text:style-name="T1">curacy :</text:span><text:span text:style-name="T4">54</text:span><text:span text:style-name="T1">% and val</text:span><text:span text:style-name="T7">idation </text:span><text:span text:style-name="T1">ac</text:span><text:span text:style-name="T5">c</text:span><text:span text:style-name="T1">uracy : </text:span><text:span text:style-name="T4">64</text:span><text:span text:style-name="T1">%. </text:span></text:p>
          </table:table-cell>
          <table:table-cell table:style-name="Table1.B1" office:value-type="string">
            <text:p text:style-name="P12"><text:span text:style-name="T1">Increase the amount of trainable data </text:span><text:span text:style-name="T6">and increased batch size</text:span><text:span text:style-name="T1"> </text:span><text:span text:style-name="T10">to 30</text:span></text:p>
          </table:table-cell>
        </table:table-row>
        <table:table-row table:style-name="Table1.1">
          <table:table-cell table:style-name="Table1.A1" office:value-type="string">
            <text:p text:style-name="P18"><text:span text:style-name="T1">4</text:span></text:p>
          </table:table-cell>
          <table:table-cell table:style-name="Table1.B1" office:value-type="string">
            <text:p text:style-name="P27">Model3</text:p>
          </table:table-cell>
          <table:table-cell table:style-name="Table1.B1" office:value-type="string">
            <text:p text:style-name="P12"><text:span text:style-name="T1">Conv3D</text:span></text:p>
          </table:table-cell>
          <table:table-cell table:style-name="Table1.B1" office:value-type="string">
            <text:p text:style-name="P14"><text:span text:style-name="T7">Train </text:span><text:span text:style-name="T1">a</text:span><text:span text:style-name="T5">c</text:span><text:span text:style-name="T1">curacy :</text:span><text:span text:style-name="T7">40</text:span><text:span text:style-name="T1">% and val</text:span><text:span text:style-name="T7">idation </text:span><text:span text:style-name="T1">ac</text:span><text:span text:style-name="T5">c</text:span><text:span text:style-name="T1">uracy : </text:span><text:span text:style-name="T7">35</text:span><text:span text:style-name="T1">%. </text:span></text:p>
          </table:table-cell>
          <table:table-cell table:style-name="Table1.B1" office:value-type="string">
            <text:p text:style-name="P12"><text:span text:style-name="T8">Added Batchnormalization and increased batch_size </text:span><text:span text:style-name="T9">to 36</text:span></text:p>
          </table:table-cell>
        </table:table-row>
        <table:table-row table:style-name="Table1.1">
          <table:table-cell table:style-name="Table1.A1" office:value-type="string">
            <text:p text:style-name="P18"><text:span text:style-name="T1">5</text:span></text:p>
          </table:table-cell>
          <table:table-cell table:style-name="Table1.B1" office:value-type="string">
            <text:p text:style-name="P28">Model4</text:p>
          </table:table-cell>
          <table:table-cell table:style-name="Table1.B1" office:value-type="string">
            <text:p text:style-name="P12"><text:span text:style-name="T1">Conv3D</text:span></text:p>
          </table:table-cell>
          <table:table-cell table:style-name="Table1.B1" office:value-type="string">
            <text:p text:style-name="P15"><text:span text:style-name="T7">Train </text:span><text:soft-page-break/><text:span text:style-name="T1">a</text:span><text:span text:style-name="T5">c</text:span><text:span text:style-name="T1">curacy :</text:span><text:span text:style-name="T11">99</text:span><text:span text:style-name="T1">% and val</text:span><text:span text:style-name="T7">idation </text:span><text:span text:style-name="T1">ac</text:span><text:span text:style-name="T5">c</text:span><text:span text:style-name="T1">uracy : </text:span><text:span text:style-name="T11">67</text:span><text:span text:style-name="T1">%. </text:span></text:p>
          </table:table-cell>
          <table:table-cell table:style-name="Table1.B1" office:value-type="string">
            <text:p text:style-name="P9"><text:span text:style-name="T1">Increasing the Batc</text:span><text:soft-page-break/><text:span text:style-name="T1">h_size to 40 and reducing image size to 50X50 and adding Dropout layers .</text:span></text:p>
            <text:p text:style-name="P10"><text:span text:style-name="T1">Model is overfitting</text:span></text:p>
            <text:p text:style-name="P22"/>
          </table:table-cell>
        </table:table-row>
        <table:table-row table:style-name="Table1.1">
          <table:table-cell table:style-name="Table1.A1" office:value-type="string">
            <text:p text:style-name="P29">6</text:p>
          </table:table-cell>
          <table:table-cell table:style-name="Table1.B1" office:value-type="string">
            <text:p text:style-name="P29">Model5</text:p>
          </table:table-cell>
          <table:table-cell table:style-name="Table1.B1" office:value-type="string">
            <text:p text:style-name="P29">Con<text:span text:style-name="T32">v</text:span>3D</text:p>
          </table:table-cell>
          <table:table-cell table:style-name="Table1.B1" office:value-type="string">
            <text:p text:style-name="P23"><text:span text:style-name="T29">Train </text:span>a<text:span text:style-name="T28">c</text:span>curacy :<text:span text:style-name="T31">9</text:span><text:span text:style-name="T33">8</text:span>% and val<text:span text:style-name="T29">idation </text:span>ac<text:span text:style-name="T28">c</text:span>uracy : <text:span text:style-name="T33">75</text:span>%. </text:p>
          </table:table-cell>
          <table:table-cell table:style-name="Table1.B1" office:value-type="string">
            <text:p text:style-name="P8"><text:span text:style-name="T24">Adding more Dropout Layers to reduce overfitting and increasing Batch_size to 46</text:span> . </text:p>
          </table:table-cell>
        </table:table-row>
        <table:table-row table:style-name="Table1.1">
          <table:table-cell table:style-name="Table1.A1" office:value-type="string">
            <text:p text:style-name="P19"><text:span text:style-name="T1">7</text:span></text:p>
          </table:table-cell>
          <table:table-cell table:style-name="Table1.B1" office:value-type="string">
            <text:p text:style-name="P30">Model6</text:p>
          </table:table-cell>
          <table:table-cell table:style-name="Table1.B1" office:value-type="string">
            <text:h text:style-name="P1" text:outline-level="3"><text:span text:style-name="T1"> </text:span><text:span text:style-name="T25">TimeDistributed Conv2D + GRU</text:span></text:h>
            <text:p text:style-name="P12"/>
          </table:table-cell>
          <table:table-cell table:style-name="Table1.B1" office:value-type="string">
            <text:p text:style-name="P24"><text:span text:style-name="T29">Train </text:span><text:span text:style-name="T1">a</text:span><text:span text:style-name="T28">c</text:span><text:span text:style-name="T1">curacy :</text:span><text:span text:style-name="T34">87</text:span><text:span text:style-name="T1">% and val</text:span><text:span text:style-name="T29">idation </text:span><text:span text:style-name="T1">ac</text:span><text:span text:style-name="T28">c</text:span><text:span text:style-name="T1">uracy : </text:span><text:span text:style-name="T34">55</text:span><text:span text:style-name="T1">%. </text:span></text:p>
          </table:table-cell>
          <table:table-cell table:style-name="Table1.B1" office:value-type="string">
            <text:h text:style-name="P2" text:outline-level="3"><text:span text:style-name="T1"> </text:span><text:span text:style-name="T25">TimeDistributed Conv2D + GRU </text:span><text:span text:style-name="T26">is not giving desired validation accuracy. </text:span><text:span text:style-name="T27">Seems to overfit</text:span></text:h>
          </table:table-cell>
        </table:table-row>
        <table:table-row table:style-name="Table1.1">
          <table:table-cell table:style-name="Table1.A1" office:value-type="string">
            <text:p text:style-name="P20"><text:span text:style-name="T1">8</text:span></text:p>
          </table:table-cell>
          <table:table-cell table:style-name="Table1.B1" office:value-type="string">
            <text:p text:style-name="P31">Model7</text:p>
          </table:table-cell>
          <table:table-cell table:style-name="Table1.B1" office:value-type="string">
            <text:h text:style-name="P3" text:outline-level="3">TimeDistributed Conv2D + Dense</text:h>
            <text:p text:style-name="P11"/>
          </table:table-cell>
          <table:table-cell table:style-name="Table1.B1" office:value-type="string">
            <text:p text:style-name="P24"><text:span text:style-name="T29">Train </text:span>a<text:span text:style-name="T28">c</text:span>curacy :<text:span text:style-name="T35">53</text:span>% and val<text:span text:style-name="T29">idation </text:span>ac<text:span text:style-name="T28">c</text:span>uracy : <text:span text:style-name="T35">25</text:span>%. </text:p>
          </table:table-cell>
          <table:table-cell table:style-name="Table1.B1" office:value-type="string">
            <text:h text:style-name="P4" text:outline-level="3"><text:span text:style-name="T1">TimeDistributed Conv2D + Dense </text:span><text:span text:style-name="T36">has drastically reduced the overall accuracy </text:span></text:h>
          </table:table-cell>
        </table:table-row>
        <table:table-row table:style-name="Table1.10">
          <table:table-cell table:style-name="Table1.A1" office:value-type="string">
            <text:p text:style-name="P35">Final Model</text:p>
          </table:table-cell>
          <table:table-cell table:style-name="Table1.B1" office:value-type="string">
            <text:p text:style-name="P32">Model8</text:p>
          </table:table-cell>
          <table:table-cell table:style-name="Table1.C10" office:value-type="string">
            <text:h text:style-name="P5" text:outline-level="3">TimeDistributed + ConvLSTM2D</text:h>
            <text:p text:style-name="P22"/>
          </table:table-cell>
          <table:table-cell table:style-name="Table1.B1" office:value-type="string">
            <text:p text:style-name="P25"><text:span text:style-name="T29">Train </text:span>a<text:span text:style-name="T28">c</text:span>curacy :<text:span text:style-name="T37">9</text:span><text:span text:style-name="T46">2.3</text:span>% and val<text:span text:style-name="T29">idation </text:span>ac<text:span text:style-name="T28">c</text:span>uracy : <text:span text:style-name="T46">85</text:span>%. </text:p>
          </table:table-cell>
          <table:table-cell table:style-name="Table1.B1" office:value-type="string">
            <text:p text:style-name="P33">This will be our Final model with good accuracy and a desired balance between Train and Validation accuracy</text:p>
          </table:table-cell>
        </table:table-row>
      </table:table>
      <text:p text:style-name="P39"/>
      <text:p text:style-name="P37">Final Model : </text:p>
      <text:p text:style-name="P37">The model is getting saved for all the experiment for each epoch in the form of .h5 file in the disk. </text:p>
      <text:p text:style-name="P40"><text:span text:style-name="T40">The final model chosen is </text:span><text:span text:style-name="T21">model-00020-0.17142-0.92388-0.34314-0.85000.h5 </text:span><text:span text:style-name="T40"><text:s text:c="2"/></text:span></text:p>
      <text:p text:style-name="P38">Batch_Size = 64</text:p>
      <text:p text:style-name="P38">Image Width = 50</text:p>
      <text:p text:style-name="P38">Image Height = 50</text:p>
      <text:p text:style-name="P38">Epochs = <text:span text:style-name="T47">20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Roboto" svg:font-family="Roboto, Noto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monospace" svg:font-family="monospace"/>
    <style:font-face style:name="monospace1" svg:font-family="monospace, Consolas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Kaustabh Singh</meta:initial-creator>
    <meta:editing-cycles>64</meta:editing-cycles>
    <meta:creation-date>2018-07-08T13:18:00</meta:creation-date>
    <dc:date>2023-01-18T12:49:24.634000000</dc:date>
    <meta:editing-duration>PT3H37M30S</meta:editing-duration>
    <meta:generator>EasyOffice/7.4.1.2.0$Windows_X86_64 LibreOffice_project/a2821865dbda20afc0f3893178a1c6c4f3471238</meta:generator>
    <meta:document-statistic meta:table-count="1" meta:image-count="0" meta:object-count="0" meta:page-count="2" meta:paragraph-count="69" meta:word-count="390" meta:character-count="2410" meta:non-whitespace-character-count="2044"/>
    <meta:user-defined meta:name="AppVersion">16.0000</meta:user-defined>
    <meta:template xlink:type="simple" xlink:actuate="onRequest" xlink:title="Normal" xlink:href=""/>
  </office:meta>
</office:document-meta>
</file>